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202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0808" calcext:value-type="float">
            <text:p>81.1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201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0984" calcext:value-type="float">
            <text:p>71.8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8296" calcext:value-type="float">
            <text:p>70.9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3208" calcext:value-type="float">
            <text:p>73.6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3296" calcext:value-type="float">
            <text:p>69.0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200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200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9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9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0096" calcext:value-type="float">
            <text:p>66.3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3528" calcext:value-type="float">
            <text:p>64.8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9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9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9192" calcext:value-type="float">
            <text:p>63.6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8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6776" calcext:value-type="float">
            <text:p>62.5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8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8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7864" calcext:value-type="float">
            <text:p>62.1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8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0432" calcext:value-type="float">
            <text:p>62.1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8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8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8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7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7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7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7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7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7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7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7832" calcext:value-type="float">
            <text:p>52.7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501</text:p>
          </table:table-cell>
          <table:table-cell office:value-type="string" calcext:value-type="string">
            <text:p>196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